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eidDemo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B_PR_INFO.setPREQ_NO( String PREQ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_OA_MM_PR_INFO_IN.setTB_PR_INFO( List &lt; JSONFeidDemo2 . TB_PR_INFO &gt; TB_PR_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_OA_MM_PR_INFO_IN.setIM_PREQ_NO( String IM_PREQ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_PR_INFO.TB_PR_INFO( String PREQ_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_OA_MM_PR_INFO_IN.getTB_PR_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_PR_INFO.getPREQ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eidDemo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B_PR_INFO.TB_PR_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_OA_MM_PR_INFO_IN.getIM_PREQ_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